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1-6</text:p>
          </table:table-cell>
          <table:table-cell/>
          <table:table-cell office:value-type="string" calcext:value-type="string">
            <text:p>1-10</text:p>
          </table:table-cell>
          <table:table-cell/>
          <table:table-cell office:value-type="string" calcext:value-type="string">
            <text:p>1-20</text:p>
          </table:table-cell>
          <table:table-cell/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1.295" calcext:value-type="float">
            <text:p>1,295</text:p>
          </table:table-cell>
          <table:table-cell office:value-type="float" office:value="1.8687" calcext:value-type="float">
            <text:p>1,8687</text:p>
          </table:table-cell>
          <table:table-cell office:value-type="float" office:value="1.0733" calcext:value-type="float">
            <text:p>1,0733</text:p>
          </table:table-cell>
          <table:table-cell office:value-type="float" office:value="1.8459" calcext:value-type="float">
            <text:p>1,8459</text:p>
          </table:table-cell>
          <table:table-cell office:value-type="float" office:value="0.9795" calcext:value-type="float">
            <text:p>0,9795</text:p>
          </table:table-cell>
          <table:table-cell office:value-type="float" office:value="1.8402" calcext:value-type="float">
            <text:p>1,8402</text:p>
          </table:table-cell>
          <table:table-cell office:value-type="float" office:value="0.8954" calcext:value-type="float">
            <text:p>0,8954</text:p>
          </table:table-cell>
          <table:table-cell office:value-type="float" office:value="1.8409" calcext:value-type="float">
            <text:p>1,8409</text:p>
          </table:table-cell>
        </table:table-row>
        <table:table-row table:style-name="ro1">
          <table:table-cell office:value-type="string" calcext:value-type="string">
            <text:p>org</text:p>
          </table:table-cell>
          <table:table-cell office:value-type="float" office:value="3.4094" calcext:value-type="float">
            <text:p>3,4094</text:p>
          </table:table-cell>
          <table:table-cell office:value-type="float" office:value="2.3847" calcext:value-type="float">
            <text:p>2,3847</text:p>
          </table:table-cell>
          <table:table-cell office:value-type="float" office:value="3.771" calcext:value-type="float">
            <text:p>3,771</text:p>
          </table:table-cell>
          <table:table-cell office:value-type="float" office:value="2.5619" calcext:value-type="float">
            <text:p>2,5619</text:p>
          </table:table-cell>
          <table:table-cell office:value-type="float" office:value="3.8514" calcext:value-type="float">
            <text:p>3,8514</text:p>
          </table:table-cell>
          <table:table-cell office:value-type="float" office:value="2.5626" calcext:value-type="float">
            <text:p>2,5626</text:p>
          </table:table-cell>
          <table:table-cell office:value-type="float" office:value="3.849" calcext:value-type="float">
            <text:p>3,849</text:p>
          </table:table-cell>
          <table:table-cell office:value-type="float" office:value="2.596" calcext:value-type="float">
            <text:p>2,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3-09T10:33:14.220206013</meta:creation-date>
    <dc:date>2023-03-10T17:08:19.173357566</dc:date>
    <dc:creator>Łukasz Dróżdż</dc:creator>
    <meta:editing-duration>PT7H48M5S</meta:editing-duration>
    <meta:editing-cycles>8</meta:editing-cycles>
    <meta:generator>LibreOffice/7.4.5.1$Linux_X86_64 LibreOffice_project/40$Build-1</meta:generator>
    <meta:document-statistic meta:table-count="1" meta:cell-count="23" meta:object-count="0"/>
  </office:meta>
</office:document-meta>
</file>